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Segoe Print" fo:language="pt" fo:country="BR" fo:font-weight="bold" style:font-weight-asian="bold" style:font-name-complex="Segoe Print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u sei coisas que ninguém mais vai saber, e qualquer um que disser isto, estará certo. Experiências pessoais, e a incapacidade de exibi-las com perfeição. O desperdício de informação, a inutilidade do indivíduo enquanto individual e único, incapacidade de não ser técnico nem arte. Além disso, sou eu, é você, se somos apenas nós, não sei nem porque lê, e talvez, nem mesmo saiba, como escre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6</meta:editing-cycles>
    <meta:creation-date>2015-05-18T21:25:00</meta:creation-date>
    <dc:date>2016-01-16T05:10:00</dc:date>
    <meta:editing-duration>PT2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66" meta:character-count="395" meta:non-whitespace-character-count="3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